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 for Applications</text:p>
      <text:p text:style-name="P2">(Ch 6) P 118: 1, 12a, 15 <text:line-break/>(Ch 7) P 125: 1, 6</text:p>
      <text:p text:style-name="P2"/>
      <text:p text:style-name="P3">1.</text:p>
      <text:p text:style-name="P4"><text:tab/><text:tab/>F((Ex)(p(x) v q(x)) &lt;-&gt; (Ex)p(x) v (Ex)q(x))</text:p>
      <text:p text:style-name="P4"><text:tab/><text:tab/><text:tab/><text:tab/><text:tab/><text:tab/>/<text:tab/>\</text:p>
      <text:p text:style-name="P4"><text:tab/><text:tab/>T((Ex)(p(x) v q(x))<text:tab/><text:tab/>F((Ex)(p(x) v q(x))<text:tab/></text:p>
      <text:p text:style-name="P4"><text:tab/><text:tab/><text:tab/>|<text:tab/><text:tab/><text:tab/><text:tab/><text:tab/>|</text:p>
      <text:p text:style-name="P4"><text:tab/><text:tab/>F((Ex)p(x) v (Ex)q(x))<text:tab/>T((Ex)p(x) v (Ex)q(x))</text:p>
      <text:p text:style-name="P4"><text:tab/><text:tab/><text:tab/>|<text:tab/><text:tab/><text:tab/><text:tab/><text:tab/>/<text:tab/><text:tab/><text:tab/>\</text:p>
      <text:p text:style-name="P4"><text:tab/><text:tab/>F((Ex)p(x))<text:tab/><text:tab/><text:tab/>T((Ex)p(x))<text:tab/><text:tab/>T((Ex)q(x))</text:p>
      <text:p text:style-name="P4"><text:tab/><text:tab/><text:tab/>|<text:tab/><text:tab/><text:tab/><text:tab/> <text:s/><text:tab/>|<text:tab/><text:tab/><text:tab/> |</text:p>
      <text:p text:style-name="P4"><text:tab/><text:tab/>F((Ex)q(x))<text:tab/><text:tab/><text:tab/>T(p(t))<text:tab/><text:tab/><text:tab/>T(q(t))</text:p>
      <text:p text:style-name="P4"><text:tab/><text:tab/><text:tab/>|<text:tab/><text:tab/><text:tab/><text:tab/><text:tab/>|<text:tab/><text:tab/><text:tab/> |</text:p>
      <text:p text:style-name="P4"><text:tab/><text:tab/>F(q(t)) <text:tab/><text:tab/>F((Ex)(p(x) v q(x))<text:tab/> <text:s text:c="3"/>F((Ex)(p(x) v q(x))</text:p>
      <text:p text:style-name="P4"><text:span text:style-name="T1"><text:tab/><text:tab/><text:tab/></text:span><text:span text:style-name="T2">|<text:tab/><text:tab/><text:tab/><text:tab/><text:tab/>|<text:tab/><text:tab/><text:tab/> |</text:span></text:p>
      <text:p text:style-name="P5"><text:tab/><text:tab/>F((Ex)p(x))<text:tab/><text:tab/>F(p(t) v q(t))<text:tab/><text:tab/>F(p(t) v q(t))</text:p>
      <text:p text:style-name="P5"><text:tab/><text:tab/><text:tab/>|<text:tab/><text:tab/><text:tab/><text:tab/><text:tab/>|<text:tab/><text:tab/><text:tab/> |</text:p>
      <text:p text:style-name="P5"><text:tab/><text:tab/>F(p(t))<text:tab/><text:tab/><text:tab/><text:tab/> <text:s/>F(p(t))<text:tab/><text:tab/><text:tab/>F(p(t))</text:p>
      <text:p text:style-name="P5"><text:tab/><text:tab/><text:tab/>|<text:tab/><text:tab/><text:tab/><text:tab/><text:tab/>|<text:tab/><text:tab/><text:tab/> |</text:p>
      <text:p text:style-name="P5"><text:tab/><text:tab/>T((Ex)(p(x) v q(x))<text:tab/><text:tab/> <text:s/>F(q(t))<text:tab/><text:tab/><text:tab/>F(q(t))</text:p>
      <text:p text:style-name="P5"><text:tab/><text:tab/><text:tab/>|<text:tab/><text:tab/><text:tab/><text:tab/><text:tab/>|<text:tab/><text:tab/><text:tab/> |</text:p>
      <text:p text:style-name="P5"><text:tab/><text:tab/>T(p(c1) v q(c1)) <text:tab/><text:tab/><text:tab/>X<text:tab/><text:tab/><text:tab/> X</text:p>
      <text:p text:style-name="P5"><text:tab/><text:tab/>/<text:tab/><text:tab/>\</text:p>
      <text:p text:style-name="P5"><text:tab/>T(p(c1))<text:tab/><text:tab/>T(q(c1))</text:p>
      <text:p text:style-name="P5"><text:tab/> <text:s text:c="2"/>|<text:tab/><text:tab/><text:tab/> |<text:line-break/><text:tab/> <text:s text:c="2"/>X<text:tab/><text:tab/><text:tab/> X</text:p>
      <text:p text:style-name="P5"/>
      <text:p text:style-name="P6">12.</text:p>
      <text:p text:style-name="P6">(a)</text:p>
      <text:p text:style-name="P5"><text:tab/><text:tab/>F (AxEy~Az. P(x,y,z) &lt;-&gt; AxEyEz. ~p(x,y,z))</text:p>
      <text:p text:style-name="P5"><text:tab/><text:tab/><text:tab/><text:tab/><text:tab/>/<text:tab/><text:tab/>\</text:p>
      <text:p text:style-name="P5"><text:tab/><text:tab/>T(AxEy~Az. P(x,y,z))<text:tab/>F(AxEyEz. ~p(x,y,z))</text:p>
      <text:p text:style-name="P5"><text:tab/><text:tab/><text:tab/><text:tab/> <text:s text:c="3"/>|<text:tab/><text:tab/> |</text:p>
      <text:p text:style-name="P5"><text:tab/><text:tab/>F(AxEyEz. ~p(x,y,z))<text:tab/>T(AxEy~Az. P(x,y,z))</text:p>
      <text:p text:style-name="P5"><text:tab/><text:tab/><text:tab/><text:tab/> <text:s text:c="3"/>|<text:tab/><text:tab/> |</text:p>
      <text:p text:style-name="P5"><text:tab/><text:tab/>F(EyEz. ~p(c1,y,z))<text:tab/><text:tab/>T(Ey~Az. P(t,y,z))</text:p>
      <text:p text:style-name="P5"><text:tab/><text:tab/><text:tab/><text:tab/><text:tab/>|<text:tab/><text:tab/> |</text:p>
      <text:p text:style-name="P5"><text:tab/><text:tab/>F(Ez. ~p(c1,t,z))<text:tab/><text:tab/>T(~Az. P(t,c1,z))</text:p>
      <text:p text:style-name="P5"><text:tab/><text:tab/><text:tab/><text:tab/><text:tab/>|<text:tab/><text:tab/> |</text:p>
      <text:p text:style-name="P5"><text:tab/><text:tab/><text:tab/>F(~p(c1,t,t'))<text:tab/><text:tab/>F(Az. P(t,c1,z))</text:p>
      <text:p text:style-name="P5"><text:tab/><text:tab/><text:tab/><text:tab/><text:tab/>|<text:tab/><text:tab/> |</text:p>
      <text:p text:style-name="P5"><text:tab/><text:tab/><text:tab/>T(p(c1,t,t'))<text:tab/><text:tab/>F(P(t,c1,c2))</text:p>
      <text:p text:style-name="P5"><text:tab/><text:tab/><text:tab/><text:tab/><text:tab/>|<text:tab/><text:tab/> |</text:p>
      <text:p text:style-name="P5"><text:tab/><text:tab/>T(AxEy~Az. P(x,y,z))<text:tab/>F(AxEyEz. ~p(x,y,z))</text:p>
      <text:p text:style-name="P5"><text:soft-page-break/><text:tab/><text:tab/><text:tab/><text:tab/> <text:tab/>|<text:tab/><text:tab/> |</text:p>
      <text:p text:style-name="P5"><text:tab/><text:tab/>T(Ey~Az. P(t,y,z))<text:tab/><text:tab/>F(EyEz. ~p(c3,y,z))</text:p>
      <text:p text:style-name="P5"><text:tab/><text:tab/><text:tab/><text:tab/><text:tab/>|<text:tab/><text:tab/> |</text:p>
      <text:p text:style-name="P5"><text:tab/><text:tab/>T(~Az. P(t,c2,z))<text:tab/><text:tab/>F(Ez. ~p(c3,t,z))</text:p>
      <text:p text:style-name="P5"><text:tab/><text:tab/><text:tab/><text:tab/><text:tab/>|<text:tab/><text:tab/> |</text:p>
      <text:p text:style-name="P5"><text:tab/><text:tab/>F(Az. P(t,c2,z))<text:tab/><text:tab/>F(~p(c3,t,t'))</text:p>
      <text:p text:style-name="P5"><text:tab/><text:tab/><text:tab/><text:tab/><text:tab/>|<text:tab/><text:tab/> |</text:p>
      <text:p text:style-name="P5"><text:tab/><text:tab/><text:tab/>F(P(t,c2,c3))<text:tab/><text:tab/>T(p(c3,t,t'))</text:p>
      <text:p text:style-name="P5"><text:tab/><text:tab/><text:tab/><text:tab/><text:tab/>|<text:tab/><text:tab/> |</text:p>
      <text:p text:style-name="P5"><text:tab/><text:tab/><text:tab/><text:tab/><text:tab/>X<text:tab/><text:tab/> X</text:p>
      <text:p text:style-name="P5"/>
      <text:p text:style-name="P6">15.</text:p>
      <text:p text:style-name="P5">Is prop 6.10 saying that if we have a non-contradictory entry, we extend it to n+1 levels, its entry becomes reduced? How?</text:p>
      <text:p text:style-name="P5"><text:tab/>tk</text:p>
      <text:p text:style-name="P5"><text:tab/> <text:s/>\</text:p>
      <text:p text:style-name="P5"><text:tab/> <text:s text:c="2"/>TP(c0,c0)</text:p>
      <text:p text:style-name="P5"><text:tab/><text:tab/><text:tab/>\<text:tab/></text:p>
      <text:p text:style-name="P5"><text:tab/><text:tab/><text:tab/>T(Ax)R(x,x)</text:p>
      <text:p text:style-name="P5"><text:tab/><text:tab/><text:tab/><text:tab/>\</text:p>
      <text:p text:style-name="P5"><text:tab/><text:tab/><text:tab/><text:tab/>TR(t1,t1)</text:p>
      <text:p text:style-name="P5"><text:tab/><text:tab/><text:tab/><text:tab/><text:tab/>|</text:p>
      <text:p text:style-name="P5"><text:tab/><text:tab/><text:tab/><text:tab/>T(Ax)R(x,x)</text:p>
      <text:p text:style-name="P5"><text:tab/><text:tab/><text:tab/><text:tab/><text:tab/>|</text:p>
      <text:p text:style-name="P5"><text:tab/><text:tab/><text:tab/><text:tab/>TR(t2,t2)</text:p>
      <text:p text:style-name="P5"><text:tab/><text:tab/><text:tab/><text:tab/><text:tab/>|</text:p>
      <text:p text:style-name="P5"><text:tab/><text:tab/><text:tab/><text:tab/>T(Ax)R(x,x)</text:p>
      <text:p text:style-name="P5"><text:tab/><text:tab/><text:tab/><text:tab/><text:tab/>|</text:p>
      <text:p text:style-name="P5"><text:tab/><text:tab/><text:tab/><text:tab/>TR(t3,t3)</text:p>
      <text:p text:style-name="P5"/>
      <text:p text:style-name="P6">Ch. 7</text:p>
      <text:p text:style-name="P6">1.</text:p>
      <text:p text:style-name="P8">For all means that we can take any term n in our language and use them for the parameters in the functions and predicates in our scope (p 85). If we were to choose specific constants it would 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22:35:37</meta:creation-date>
    <dc:date>2011-02-01T21:57:28</dc:date>
    <meta:editing-cycles>23</meta:editing-cycles>
    <meta:editing-duration>PT3H4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3" meta:word-count="400" meta:character-count="1733"/>
  </office:meta>
</office:document-meta>
</file>